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swiss"/>
    <style:font-face style:name="JetBrains Mono" svg:font-family="'JetBrains Mono'" style:font-family-generic="swiss"/>
    <style:font-face style:name="Liberation Sans1" svg:font-family="'Liberation Sans'"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rame_20_contents">
      <style:text-properties officeooo:rsid="00139ae5" officeooo:paragraph-rsid="00139ae5"/>
    </style:style>
    <style:style style:name="P2" style:family="paragraph" style:parent-style-name="Frame_20_contents">
      <style:text-properties officeooo:rsid="00157831" officeooo:paragraph-rsid="00157831"/>
    </style:style>
    <style:style style:name="P3" style:family="paragraph" style:parent-style-name="Frame_20_contents">
      <style:text-properties officeooo:paragraph-rsid="00157831"/>
    </style:style>
    <style:style style:name="P4" style:family="paragraph" style:parent-style-name="Frame_20_contents">
      <style:text-properties officeooo:rsid="00170f48" officeooo:paragraph-rsid="00170f48"/>
    </style:style>
    <style:style style:name="P5" style:family="paragraph">
      <loext:graphic-properties draw:fill="solid" draw:fill-color="#ffffff"/>
      <style:paragraph-properties fo:text-align="start"/>
      <style:text-properties fo:font-size="18pt"/>
    </style:style>
    <style:style style:name="T1" style:family="text">
      <style:text-properties style:font-name="Times New Roman" fo:font-size="12pt" officeooo:rsid="0013686c" style:font-size-asian="12pt"/>
    </style:style>
    <style:style style:name="T2" style:family="text">
      <style:text-properties officeooo:rsid="00139ae5"/>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5.3602in" fo:min-width="7.2799in" fo:padding-top="0.05in" fo:padding-bottom="0.05in" fo:padding-left="0.1in" fo:padding-right="0.1in" fo:wrap-option="wrap" fo:margin-left="0.1252in" fo:margin-right="0.1402in" fo:margin-top="0.05in" fo:margin-bottom="0.066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1.661in" fo:min-width="7.2799in" fo:padding-top="0.05in" fo:padding-bottom="0.05in" fo:padding-left="0.1in" fo:padding-right="0.1in" fo:wrap-option="wrap" fo:margin-left="0.1252in" fo:margin-right="0.1402in" fo:margin-top="0.05in" fo:margin-bottom="0.0756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3.8008in" fo:min-width="7.2799in" fo:padding-top="0.05in" fo:padding-bottom="0.05in" fo:padding-left="0.1in" fo:padding-right="0.1in" fo:wrap-option="wrap" fo:margin-left="0.1252in" fo:margin-right="0.1402in" fo:margin-top="0.05in" fo:margin-bottom="0.06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1.5008in" fo:min-width="7.2799in" fo:padding-top="0.05in" fo:padding-bottom="0.05in" fo:padding-left="0.1in" fo:padding-right="0.1in" fo:wrap-option="wrap" fo:margin-left="0.1252in" fo:margin-right="0.1402in" fo:margin-top="0.05in" fo:margin-bottom="0.070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ame:<text:tab/><text:span text:style-name="T1">Jina (Jamie) Jamison</text:span></text:p>
      <text:p text:style-name="Standard">Date:<text:tab/><text:span text:style-name="T1">Oct 8, 2021 <text:s/>(due Oct 9, 2021)</text:span></text:p>
      <text:p text:style-name="Standard">Assignment Title: <text:tab/>Individual Programming <text:span text:style-name="T2">1 Part 1</text:span></text:p>
      <text:p text:style-name="Standard"/>
      <text:p text:style-name="Standard"><draw:custom-shape text:anchor-type="paragraph" draw:z-index="0" draw:name="Text Box 2" draw:style-name="gr4" draw:text-style-name="P5" svg:width="7.4795in" svg:height="1.6004in" svg:x="-0.1201in" svg:y="0.2445in"><text:p text:style-name="P1">The current program asks the user for two numbers, heights in inches. Print out the mathematical statement for subtracting the first number from the second, how much the first person’s height compares to the second, and the heights of the two people in feet and inche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Summary of how the program should run:</text:p>
      <text:p text:style-name="Standard"/>
      <text:p text:style-name="Standard"><draw:custom-shape text:anchor-type="paragraph" draw:z-index="1" draw:name="Text Box 2" draw:style-name="gr4" draw:text-style-name="P5" svg:width="7.4795in" svg:height="1.6004in" svg:x="-0.1201in" svg:y="0.2736in"><text:p text:style-name="P1">Added code to print out whether Person1 is taller, same height as or shorter than Person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List of changes made to the original assignment:</text:p>
      <text:p text:style-name="Standard"/>
      <text:p text:style-name="Standard"><draw:custom-shape text:anchor-type="paragraph" draw:z-index="2" draw:name="Text Box 2" draw:style-name="gr3" draw:text-style-name="P5" svg:width="7.4795in" svg:height="3.9004in" svg:x="-0.1201in" svg:y="0.2945in"><text:p text:style-name="Frame_20_contents">Enter two numbers (heights in inches).</text:p><text:p text:style-name="Frame_20_contents">Person 1 Height: 68</text:p><text:p text:style-name="Frame_20_contents">Person 2 Height: 70</text:p><text:p text:style-name="Frame_20_contents">68 - 70 <text:s/>= <text:s/>-2</text:p><text:p text:style-name="Frame_20_contents">Person 1 is 2 inches shorter than Person 1</text:p><text:p text:style-name="Frame_20_contents">Person 1 is 5'8"</text:p><text:p text:style-name="Frame_20_contents">Person 2 is 5'1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Examples of the program (please also upload any attachments necessary):</text:p>
      <text:p text:style-name="Standard"><text:soft-page-break/></text:p>
      <text:p text:style-name="Standard"><draw:custom-shape text:anchor-type="paragraph" draw:z-index="3" draw:name="Text Box 3" draw:style-name="gr2" draw:text-style-name="P5" svg:width="7.4795in" svg:height="1.7606in" svg:x="-0.1201in" svg:y="0.3161in"><text:p text:style-name="P4">Entering negative numbers doesn’t crash the program but the answers aren’t logical, ie. -45 inches height. I should add code to test for that.</text:p><text:p text:style-name="P4">Entering decimal numbers does crash the program. This should also be teste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Errors that will crash the program or cause illogical problems:</text:p>
      <text:p text:style-name="Standard"/>
      <text:p text:style-name="Standard"><draw:custom-shape text:anchor-type="paragraph" draw:z-index="4" draw:name="Text Box 4" draw:style-name="gr1" draw:text-style-name="P5" svg:width="7.4795in" svg:height="5.4598in" svg:x="-0.1201in" svg:y="0.2728in"><text:p text:style-name="P2">## Example: Person 1 is taller</text:p><text:p text:style-name="P3">Enter two numbers (heights in inches).</text:p><text:p text:style-name="P3">Person 1 Height: 64</text:p><text:p text:style-name="Frame_20_contents">Person 2 Height: 61</text:p><text:p text:style-name="Frame_20_contents">64 - 61 <text:s/>= <text:s/>3</text:p><text:p text:style-name="Frame_20_contents">Person 1 is 3 inches taller than Person 2</text:p><text:p text:style-name="Frame_20_contents">Person 1 is 5'4"</text:p><text:p text:style-name="Frame_20_contents">Person 2 is 5'1"</text:p><text:p text:style-name="Frame_20_contents"/><text:p text:style-name="P2">## Example: Persons 1 and 2 are the same height</text:p><text:p text:style-name="P2">Enter two numbers (heights in inches).</text:p><text:p text:style-name="P2">Person 1 Height: 65</text:p><text:p text:style-name="P2">Person 2 Height: 65</text:p><text:p text:style-name="P2">65 - 65 <text:s/>= <text:s/>0</text:p><text:p text:style-name="P2">Persons 1 and 2 are the same height.</text:p><text:p text:style-name="P2">Person 1 is 5'5"</text:p><text:p text:style-name="P2">Person 2 is 5'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Additional examples or o<text:bookmark text:name="_GoBack"/>ther comments/no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swiss"/>
    <style:font-face style:name="JetBrains Mono" svg:font-family="'JetBrains Mono'" style:font-family-generic="swiss"/>
    <style:font-face style:name="Liberation Sans1" svg:font-family="'Liberation Sans'"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swis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1"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1"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ianca Kung</meta:initial-creator>
    <dc:creator>Jamie Jamison</dc:creator>
    <meta:editing-cycles>6</meta:editing-cycles>
    <meta:creation-date>2020-03-27T19:05:00</meta:creation-date>
    <dc:date>2021-10-08T23:23:05.958000000</dc:date>
    <meta:editing-duration>PT2H12M46S</meta:editing-duration>
    <meta:generator>LibreOffice/7.1.5.2$Windows_X86_64 LibreOffice_project/85f04e9f809797b8199d13c421bd8a2b025d52b5</meta:generator>
    <meta:document-statistic meta:table-count="0" meta:image-count="0" meta:object-count="0" meta:page-count="2" meta:paragraph-count="35" meta:word-count="280" meta:character-count="1513" meta:non-whitespace-character-count="1260"/>
    <meta:user-defined meta:name="AppVersion">16.0000</meta:user-defined>
    <meta:template xlink:type="simple" xlink:actuate="onRequest" xlink:title="Normal" xlink:href=""/>
  </office:meta>
</office:document-meta>
</file>